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S UI Gothic" svg:font-family="'MS UI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font-size="18pt" fo:language="zxx" fo:country="none" style:text-underline-style="solid" style:text-underline-width="auto" style:text-underline-color="font-color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text-properties fo:font-size="16pt" fo:language="zxx" fo:country="none" style:text-underline-style="solid" style:text-underline-width="auto" style:text-underline-color="font-color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text-properties fo:font-size="16pt" fo:language="zxx" fo:country="none" fo:font-style="normal" style:text-underline-style="solid" style:text-underline-width="auto" style:text-underline-color="font-color" style:font-size-asian="16pt" style:language-asian="zxx" style:country-asian="none" style:font-style-asian="normal" style:font-size-complex="16pt" style:language-complex="zxx" style:country-complex="none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 :</text:p>
      <text:p text:style-name="P1"/>
      <text:p text:style-name="P1">Montrer chap 0</text:p>
      <text:p text:style-name="P1">Ridril bouge et arrive au dessus de la coline</text:p>
      <text:p text:style-name="P1"/>
      <text:p text:style-name="P1">add_portrait;Ridril;FarLeft</text:p>
      <text:p text:style-name="P1">s;Ridril;Évidement que ça devait arriver !|Le reste des bandits n'allaient clairement pas arrêter juste parce qu'ils ont perdu leur chef !|Quelle sôte je fais !|Il faut vite que j'aille prévenir les autres.</text:p>
      <text:p text:style-name="P1">remove_portrait;Ridril</text:p>
      <text:p text:style-name="P1"/>
      <text:p text:style-name="P1">Un héros rouge arrive et bouge dans le village pour y disparaitre</text:p>
      <text:p text:style-name="P1"/>
      <text:p text:style-name="P1">add_portrait;Ridril;FarLeft</text:p>
      <text:p text:style-name="P1">s;Ridril;Oh non...{br}Trop tard...</text:p>
      <text:p text:style-name="P1">remove_portrait;Ridril</text:p>
      <text:p text:style-name="P1"/>
      <text:p text:style-name="P1">transition in</text:p>
      <text:p text:style-name="P1">montre chap 1</text:p>
      <text:p text:style-name="P1">charger les civils</text:p>
      <text:p text:style-name="P1">transitions out</text:p>
      <text:p text:style-name="P1">bouger caméra vers 6,22</text:p>
      <text:p text:style-name="P1">musique Raid</text:p>
      <text:p text:style-name="P1">faire apparaitre groupe du chef des bandits</text:p>
      <text:p text:style-name="P1"/>
      <text:p text:style-name="P1">add_portrait;BanditSousChef;FarLeft</text:p>
      <text:p text:style-name="P1">s;Bandit;On va leur prendre la monnais de leurs pièces et venger la mort du Boss, les gars !|Je veux ce village en cendre, et ces mercenaire mort, et maintenant !</text:p>
      <text:p text:style-name="P1">remove_portrait;BanditSousChef</text:p>
      <text:p text:style-name="P1"/>
      <text:p text:style-name="P1">faire apparaître tout les ennemis depuis le sud</text:p>
      <text:p text:style-name="P1">bouger la caméra en 12,4</text:p>
      <text:p text:style-name="P1">faire apparaître le groupe depuis les escaliers</text:p>
      <text:p text:style-name="P1"/>
      <text:p text:style-name="P1">multi_add_portrait;Volta;Left;Axel;FarRight;Railoph;MidRight</text:p>
      <text:p text:style-name="P1">s;Volta;Vous avez entendu quelque chose ?</text:p>
      <text:p text:style-name="P1">s;Railoph;Ca sent les ennuis.</text:p>
      <text:p text:style-name="P1"/>
      <text:p text:style-name="P3">Discutions avec la serveuse :</text:p>
      <text:p text:style-name="P3">Volta :</text:p>
      <text:p text:style-name="P1">add_portrait;Volta;MidRight</text:p>
      <text:p text:style-name="P1">add_portrait;Serveur;Left</text:p>
      <text:p text:style-name="P1">s;Volta;Dites, j'crois avoir entendu du bruit par la <text:s/>fenêtre. Vous sauriez ce qui se passe ?</text:p>
      <text:p text:style-name="P1">s;Serveuse;Oh ! Madame ! Ce sont ces bandits, <text:s/>ils attaquent à nouveau !</text:p>
      <text:p text:style-name="P1">s;Volta;Mais Ridril avait dit qu'ils attaqueraient <text:s/>plus pourtant...</text:p>
      <text:p text:style-name="P1">s;Serveuse;Ils veulent incendier le village et tuer les <text:s/>mercenaires qui ont prit la vie de leur chef.</text:p>
      <text:p text:style-name="P1">s;Volta;Oh.|Génant.|Vous avez une porte de derrière ?| </text:p>
      <text:p text:style-name="P1">move_portrait;Volta;FarRight</text:p>
      <text:p text:style-name="P1">add_portrait;OffscreenRight;Railoph</text:p>
      <text:p text:style-name="P1">move_portrait;Railoph;MidRight</text:p>
      <text:p text:style-name="P1">s;Railoph;Ne raconte pas n'importe quoi Volta !</text:p>
      <text:p text:style-name="P1">s;Volta;Hein ?!</text:p>
      <text:p text:style-name="P1"><text:soft-page-break/>s;Railoph;Nous allons faire face ! <text:s/>Ces gens ne souffriront pas de notre faute.</text:p>
      <text:p text:style-name="P1">s;Volta;J-Je-- </text:p>
      <text:p text:style-name="P1">s;Railoph;Madame, pourriez vous <text:s/>nous indiquer la sortie ?</text:p>
      <text:p text:style-name="P1">s;Serveuse;Oh oui, bien sûr... Tenez, prenez cette clé, <text:s/>elle ouvre la porte.</text:p>
      <text:p text:style-name="P1">s;Railoph;Merci bien. Et à présent, en avant ! <text:s/>Ridril est certainement déjà au front !</text:p>
      <text:p text:style-name="P1">move_portrait;Railoph:FarFarRight</text:p>
      <text:p text:style-name="P1">remove_portrait;Railoph</text:p>
      <text:p text:style-name="P1">s;Volta;...|J'avais oublié Ridril...|C'est pas le moment de se dégonfler, en avant !</text:p>
      <text:p text:style-name="P3">Railoph :</text:p>
      <text:p text:style-name="P1">add_portrait;Railoph;Right</text:p>
      <text:p text:style-name="P1">add_portrait;Serveuse;Left</text:p>
      <text:p text:style-name="P1">s;Railoph;Madame ? Mes amis ci présent ont cru <text:s/>entendre du bruit à l'exterieur.|S'est il passé quelque chose d'alarmant ?</text:p>
      <text:p text:style-name="P1">s;Serveuse;Oh, oui... Une autre tragédie... |Le groupe de O'Neil revient à la charge.</text:p>
      <text:p text:style-name="P1">s;Railoph;Mais, j'ai pourtant cru comprendre <text:s/>que leur chef avait été défait.|Pour quelle raison reviendraient ils ?</text:p>
      <text:p text:style-name="P1">s;Serveuse;Eh bien justement, ils veulent le venger.</text:p>
      <text:p text:style-name="P1">s;Railoph;Hm. La situation est grave.|Permettez moi de vous déranger une <text:s/>nouvelle fois, madame.|Auriez vous vu une cavalière pégase du nom <text:s/>de Ridril se lever ce matin ?</text:p>
      <text:p text:style-name="P1">s;Serveuse;Absolument, oui. Elle m'a d'ailleurs demandé <text:s/>de vous faire passer un message.|Elle est allé faire une rapide reconnaissance <text:s/>avant de prendre le petit déjeuner.</text:p>
      <text:p text:style-name="P1">s;Railoph;Un sens du devoir admirrable.|Et bien. Préparez donc ce petit déjeuner.|Nous reviendrons vite.</text:p>
      <text:p text:style-name="P1">s;Serveuse;Si vous souhaitez sortir vous aurez besoin <text:s/>de cette clé. Bonne chance à vous tous !</text:p>
      <text:p text:style-name="P3">Axel :</text:p>
      <text:p text:style-name="P1">add_portrait;Axel;Right</text:p>
      <text:p text:style-name="P1">add_portrait;Serveuse;MidLeft</text:p>
      <text:p text:style-name="P1">s;Axel;Excusez moi, les bruits, dehors, <text:s/>ce sont des bandits, n'est ce pas ?</text:p>
      <text:p text:style-name="P1">s;Serveuse;Oui, les restes de la bande de O'Neil, vous devriez rester à l'intérieur.</text:p>
      <text:p text:style-name="P1">s;Axel;Savez vous après quoi ils sont après ?</text:p>
      <text:p text:style-name="P1">s;Serveuse;Ils veulent réduire le village en cendre <text:s/>et la peau de ceux qui ont tué leur chef.</text:p>
      <text:p text:style-name="P1">s;Axel;Je vois...| ...</text:p>
      <text:p text:style-name="P1">s;Serveuse;Vous pensez à quelque chose ?</text:p>
      <text:p text:style-name="P1">s;Axel;C'est possible oui. <text:s/>On peut sortir ?</text:p>
      <text:p text:style-name="P1">s;Serveuse;Oui, bien sûr, mais <text:s/>pourquoi voudriez vous faire ça ?</text:p>
      <text:p text:style-name="P1">add_portrait;Volta;OffscreenLeft</text:p>
      <text:p text:style-name="P1">move_portrait;Volta;FarLeft</text:p>
      <text:p text:style-name="P1">s;Volta;Oui ! Pourquoi ?!</text:p>
      <text:p text:style-name="P1">s;Axel;Pour nous occuper d'eux, évidement.</text:p>
      <text:p text:style-name="P1">s;Volta;Mais...| T'as craqué ?</text:p>
      <text:p text:style-name="P1">s;Axel;Non, je ne sais pas où est Ridril et je m'inquiète pour elle.|Même une voleuse comme toi devrait le comprendre j'espère.</text:p>
      <text:p text:style-name="P1">s;Volta;Ah mince. Ridril. Vous avez la clé pour sortir, madame ?</text:p>
      <text:p text:style-name="P1">s;Serveuse;Oh, oui, tenez.|Et bonne chance là dehors !</text:p>
      <text:p text:style-name="P1">s;Volta;Aller Axel, tu traînes !</text:p>
      <text:p text:style-name="P1">s;Axel;...</text:p>
      <text:p text:style-name="P1"/>
      <text:p text:style-name="P1">donner 20exp à l'unité</text:p>
      <text:p text:style-name="P1">donner 1 clé de porte à l'unité</text:p>
      <text:p text:style-name="P1"/>
      <text:p text:style-name="P1"/>
      <text:p text:style-name="P1"/>
      <text:p text:style-name="P1"><text:soft-page-break/>Dialogue avec les 4 villageois :</text:p>
      <text:p text:style-name="P1"/>
      <text:p text:style-name="P1">add_portrait;Gamin1;Left</text:p>
      <text:p text:style-name="P1">s;Gamin1;Merci beaucoup,{br}vous êtes des héros ?</text:p>
      <text:p text:style-name="P1">remove_portrait;Gamin1</text:p>
      <text:p text:style-name="P1"/>
      <text:p text:style-name="P1">add_portrait;Gamine1;Left</text:p>
      <text:p text:style-name="P1">s;Gamine2;Où est ma maman ?|Vous avez vu ma maman ?</text:p>
      <text:p text:style-name="P1">remove_portrait;Gamine1</text:p>
      <text:p text:style-name="P1"/>
      <text:p text:style-name="P1">add_portrait;Femme1;Left</text:p>
      <text:p text:style-name="P1">s;Femme1;Ma fille, avez vous vu ma fille ?</text:p>
      <text:p text:style-name="P1">remove_portrait;Femme1</text:p>
      <text:p text:style-name="P1"/>
      <text:p text:style-name="P1">add_portrait;Man2;Left</text:p>
      <text:p text:style-name="P1">s;Man2;Pardon ?|Je dois me mettre à l'abris ?|Oh. Je me disais aussi que ces gens allaient être problématique...</text:p>
      <text:p text:style-name="P1">remove_portrait;Man2</text:p>
      <text:p text:style-name="P1"/>
      <text:p text:style-name="P1">donner 20xp à chaque fois</text:p>
      <text:p text:style-name="P1"/>
      <text:p text:style-name="P3">Dialogue avec Ridril ;</text:p>
      <text:p text:style-name="P1"/>
      <text:p text:style-name="P1">backgroud : village</text:p>
      <text:p text:style-name="P1">multi_add_portrait;Volta;FarLeft;Ridril;MidLeft;Railoph;MidRight;Axel;FarRight</text:p>
      <text:p text:style-name="P1">s;UnMec;Oh qu'est ce que je suis contente de vous voir !</text:p>
      <text:p text:style-name="P1">s;UnMec;On allait quand même pas vous laisser toi et le village dans la panade !</text:p>
      <text:p text:style-name="P1">s;UnMec;Et ce problème nous concerne autant que tout le monde ici, partir n'était pas moral.</text:p>
      <text:p text:style-name="P1">s;UnMec;C'est pas c'qui nous a empeché de le faire hier ça.</text:p>
      <text:p text:style-name="P1">s;UnMec;Allons Volta, tu sais qu'hier était une situation particulièrement dangereuse.</text:p>
      <text:p text:style-name="P1">s;UnMec;Où est ce que c'est pas dangereux là ?!</text:p>
      <text:p text:style-name="P1">s;UnMec;Passons les détails.</text:p>
      <text:p text:style-name="P1">s;UnMec;Quelle est la situation Ridril ?|Tu étais en mission ici, tu devrais savoir ce qui se passe.</text:p>
      <text:p text:style-name="P1">s;UnMec;C'est le second d'O'Neil qui a reprit les reines.|Mais, manifestement, il n'a pas réunis grand monde.</text:p>
      <text:p text:style-name="P1">s;UnMec;Il n'est pas encore légitime, et les autres ont du mal à le suivre ?</text:p>
      <text:p text:style-name="P1">s;UnMec;C'est ça.|Et il essaye de tuer ceux qui ont battu leur Boss pour prouver qu'il est encore meilleur.</text:p>
      <text:p text:style-name="P1">s;UnMec;Et à ce moment là les autres commenceront à le suivre.</text:p>
      <text:p text:style-name="P1">s;UnMec;C'est une stratégie desespérée, mais si elle fonctionne...|La situation avec les bandits retournera à la case départ et on sera mort en prime.</text:p>
      <text:p text:style-name="P1">s;UnMec;J'aime pas être un marche-pied pour ce genre de macho.|On va lui faire sa fête à lui et tout ses potes !</text:p>
      <text:p text:style-name="P1">s;UnMec;N'étais tu pas la moins motivée d'entre nous, Volta ?</text:p>
      <text:p text:style-name="P1">s;UnMec;Passons les détails.|</text:p>
      <text:p text:style-name="P1"/>
      <text:p text:style-name="P4">Villages :</text:p>
      <text:p text:style-name="P4">Village rouge en bas à droite :</text:p>
      <text:p text:style-name="P1">add_portrait;Femme1;Right</text:p>
      <text:p text:style-name="P1">s;Femme1;Avez vous rencontré ce mercenaire, qui séjourne dans le village ?|Il a vraiment mauvais caractère mais il a l'air de faire équipe avec une jeune fille.|Mais l'hospitalité de ce village ne saurait <text:soft-page-break/>se ternir à cause d'un seul individus !|Tenez, prenez ça, et courage !</text:p>
      <text:p text:style-name="P1">Donner un javelot</text:p>
      <text:p text:style-name="P4">Village rouge au milieu :</text:p>
      <text:p text:style-name="P1">add_portrait;Man3;Right</text:p>
      <text:p text:style-name="P1">s;Man3;S'il vous plait ?!|Vous êtes mercenaire, n'est ce pas ?|Tenez, prenez cet argent, et défendez moi et ma cargaison. C'est très important !</text:p>
      <text:p text:style-name="P1">Donner 1500Gold</text:p>
      <text:p text:style-name="P4">Village rouge en haut :</text:p>
      <text:p text:style-name="P1">a</text:p>
      <text:p text:style-name="P4">Village jaune en haut :</text:p>
      <text:p text:style-name="P1">a</text:p>
      <text:p text:style-name="P4">Village jaune au milieu :</text:p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S UI Gothic" svg:font-family="'MS UI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in Brazia</meta:initial-creator>
    <meta:creation-date>2022-05-21T16:14:22.55</meta:creation-date>
    <dc:date>2022-05-21T16:55:46.50</dc:date>
    <dc:creator>Alain Brazia</dc:creator>
    <meta:editing-duration>PT24M31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4" meta:paragraph-count="130" meta:word-count="973" meta:character-count="6676"/>
  </office:meta>
</office:document-meta>
</file>